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 style:list-style-name="L2">
      <style:paragraph-properties fo:text-align="start" style:justify-single-word="false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font-size-asian="10.5pt" style:font-style-asian="normal" style:font-size-complex="12pt" style:font-style-complex="normal"/>
    </style:style>
    <style:style style:name="P7" style:family="paragraph" style:parent-style-name="Standard">
      <style:paragraph-properties fo:text-align="end" style:justify-single-word="false"/>
      <style:text-properties fo:font-size="12pt" fo:font-style="italic" style:font-size-asian="10.5pt" style:font-style-asian="italic" style:font-size-complex="12pt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style:font-size-asian="10.5pt" style:font-style-asian="italic" style:font-size-complex="12pt" style:font-style-complex="italic"/>
    </style:style>
    <style:style style:name="P9" style:family="paragraph" style:parent-style-name="Standard">
      <style:paragraph-properties fo:text-align="center" style:justify-single-word="false"/>
      <style:text-properties fo:font-size="26pt" fo:font-style="italic" style:font-size-asian="26pt" style:font-style-asian="italic" style:font-size-complex="26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>Journal de bord InfoPlus</text:p>
      <text:p text:style-name="P9"/>
      <text:p text:style-name="P7">RAKOTONDRAMASY Tendry, </text:p>
      <text:p text:style-name="P7">DUPREY Charles, </text:p>
      <text:p text:style-name="P7">LABROUE Thibault, </text:p>
      <text:p text:style-name="P7">CAREL Antoine.</text:p>
      <text:p text:style-name="P8"/>
      <text:p text:style-name="P8"/>
      <text:p text:style-name="P6"/>
      <text:p text:style-name="P1">Séance 1 : </text:p>
      <text:p text:style-name="P6"/>
      <text:p text:style-name="P6">- Compréhension du sujet<text:tab/><text:tab/><text:tab/><text:tab/><text:tab/></text:p>
      <text:p text:style-name="P6">- Diagramme de cas d'utilisation niveau 1 et 2<text:tab/><text:tab/>: Tendry</text:p>
      <text:p text:style-name="P6">- Diagramme de séquence ( Consultation )<text:tab/><text:tab/><text:tab/>: Tendry</text:p>
      <text:p text:style-name="P6">- Élaboration du cahier des charges ( en cours )<text:tab/><text:tab/>: Charles, Thibault, Antoine</text:p>
      <text:p text:style-name="P6"/>
      <text:p text:style-name="P6"><text:span text:style-name="T1">Planification :</text:span> Mise en place du cahier des charges</text:p>
      <text:p text:style-name="P6"/>
      <text:p text:style-name="P6"/>
      <text:p text:style-name="P1">Séance 2 : </text:p>
      <text:p text:style-name="P6"/>
      <text:p text:style-name="P6">- Élaboration du cahier des charges ( terminé )<text:tab/><text:tab/>: Charles, Thibault </text:p>
      <text:p text:style-name="P6">- Diagramme de séquence ( Inscription )<text:tab/><text:tab/><text:tab/>: Tendry, Antoine</text:p>
      <text:p text:style-name="P6">- Modèle du domaine<text:tab/>(en cours)<text:tab/><text:tab/><text:tab/><text:tab/>: Charles</text:p>
      <text:p text:style-name="P6">- Maquette de l'IHM<text:tab/>(en cours)<text:tab/><text:tab/><text:tab/><text:tab/>: Tendry</text:p>
      <text:p text:style-name="P6"/>
      <text:p text:style-name="P6"><text:span text:style-name="T1">Planification :</text:span> Mise en place de tous les diagrammes nécessaires</text:p>
      <text:p text:style-name="P6"/>
      <text:p text:style-name="P6"/>
      <text:p text:style-name="P1">Séance 3 :</text:p>
      <text:p text:style-name="P1"/>
      <text:p text:style-name="P3">- Modèle du domaine (terminé) </text:p>
      <text:p text:style-name="P3">- Maquette de l'IHM  (en cours)<text:tab/><text:tab/><text:tab/><text:tab/>: Tendry</text:p>
      <text:p text:style-name="P3">- Création de la base de donnée <text:tab/><text:tab/><text:tab/><text:tab/>: Charles</text:p>
      <text:p text:style-name="P3"/>
      <text:p text:style-name="P3"><text:span text:style-name="T1">Planification :</text:span> Finir maquette de l'IHM, commencer l'élaboration du site</text:p>
      <text:p text:style-name="P3"/>
      <text:p text:style-name="P3"/>
      <text:p text:style-name="P1">Séance 4 :</text:p>
      <text:p text:style-name="P3"/>
      <text:p text:style-name="P3">- Maquette de l'IHM (terminé) <text:tab/><text:tab/><text:tab/><text:tab/>: Tendry</text:p>
      <text:p text:style-name="P3">- Création des formulaires de base <text:tab/><text:tab/><text:tab/><text:tab/>: Antoine</text:p>
      <text:p text:style-name="P3">- Élaboration du site <text:tab/><text:tab/><text:tab/><text:tab/><text:tab/><text:tab/>: Charles, Thibault</text:p>
      <text:p text:style-name="P3"/>
      <text:p text:style-name="P3"><text:span text:style-name="T1">Planification :</text:span> Commencer le diagramme de classe participante</text:p>
      <text:p text:style-name="P3"/>
      <text:p text:style-name="P1"><text:soft-page-break/></text:p>
      <text:p text:style-name="P1"/>
      <text:p text:style-name="P1">Séance 5 :</text:p>
      <text:p text:style-name="P3"/>
      <text:p text:style-name="P3">- Élaboration du diagramme classe participante (en cours) <text:tab/>: Tendry, Antoine</text:p>
      <text:p text:style-name="P3">- Élaboration du site <text:tab/><text:tab/><text:tab/><text:tab/><text:tab/><text:tab/>: Charles, Thibault</text:p>
      <text:p text:style-name="P3">- Mis à jour de la base de donnée</text:p>
      <text:p text:style-name="P3"/>
      <text:p text:style-name="P3"><text:span text:style-name="T1">Planification :</text:span> Finir diagramme classe participante, commencer diagramme d'activité </text:p>
      <text:p text:style-name="P3"/>
      <text:p text:style-name="P3"/>
      <text:p text:style-name="P1">Séance 6 :</text:p>
      <text:p text:style-name="P1"><text:span text:style-name="T2"/></text:p>
      <text:p text:style-name="P1"><text:span text:style-name="T2">- Diagramme de classe participante (terminé) <text:tab/><text:tab/>: Tendry</text:span></text:p>
      <text:p text:style-name="P1"><text:span text:style-name="T2">- Diagramme d'activité (terminé) <text:tab/><text:tab/><text:tab/><text:tab/>: Thibault</text:span></text:p>
      <text:p text:style-name="P1"><text:span text:style-name="T2">- Diagramme de séquence système (terminé) <text:tab/><text:tab/>: Antoine</text:span></text:p>
      <text:p text:style-name="P1"><text:span text:style-name="T2">- Élaboration du site <text:tab/><text:tab/><text:tab/><text:tab/><text:tab/><text:tab/>: Charles</text:span></text:p>
      <text:p text:style-name="P1"><text:span text:style-name="T2"/></text:p>
      <text:p text:style-name="P1"><text:span text:style-name="T3">Planification :</text:span><text:span text:style-name="T2"> Faire le site web</text:span></text:p>
      <text:p text:style-name="P1"><text:span text:style-name="T2"/></text:p>
      <text:p text:style-name="P1"><text:span text:style-name="T2"/></text:p>
      <text:p text:style-name="P1">Séance 7 :</text:p>
      <text:p text:style-name="P1"/>
      <text:p text:style-name="P4">- Élaboration du site <text:tab/><text:tab/><text:tab/><text:tab/><text:tab/><text:tab/>: Charles, Antoine, Tendry, Thibault</text:p>
      <text:p text:style-name="P1"><text:span text:style-name="T2"/></text:p>
      <text:list xml:id="list1743510934254955207" text:style-name="L2">
        <text:list-header>
          <text:p text:style-name="P2"><text:span text:style-name="T2"/></text:p>
        </text:list-header>
      </text:list>
      <text:list xml:id="list8369201784852566752" text:style-name="L1">
        <text:list-header>
          <text:p text:style-name="P5"/>
        </text:list-header>
      </text:list>
      <text:p text:style-name="P1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6:48:04.19</meta:creation-date>
    <dc:date>2014-03-12T10:24:13.25</dc:date>
    <meta:editing-duration>PT21M54S</meta:editing-duration>
    <meta:editing-cycles>6</meta:editing-cycles>
    <meta:generator>OpenOffice.org/3.4.1$Win32 OpenOffice.org_project/341m1$Build-9593</meta:generator>
    <meta:document-statistic meta:table-count="0" meta:image-count="0" meta:object-count="0" meta:page-count="2" meta:paragraph-count="40" meta:word-count="269" meta:character-count="1626"/>
  </office:meta>
</office:document-meta>
</file>